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4"><text:s text:c="5"/></text:p>
            <text:p text:style-name="P14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)&gt;</text:placeholder></text:p>
            <text:p text:style-name="P17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21T17:25:22</dc:date>
    <meta:editing-duration>PT17H1M7S</meta:editing-duration>
    <meta:editing-cycles>345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8" meta:word-count="170" meta:character-count="2202" meta:non-whitespace-character-count="1844"/>
  </office:meta>
</office:document-meta>
</file>